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0.835cm" draw:shadow="hidden"/>
    </style:style>
    <style:style style:name="gr18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5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2" style:family="paragraph">
      <style:text-properties fo:color="#808080" fo:font-family="Arial" style:font-family-generic="swiss" style:font-pitch="variable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5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/>
    </style:style>
    <style:style style:name="T10" style:family="text">
      <style:text-properties fo:color="#808080" fo:font-family="Arial" style:font-family-generic="swiss" style:font-pitch="variable" fo:font-size="12pt" fo:font-weight="normal"/>
    </style:style>
    <style:style style:name="T11" style:family="text">
      <style:text-properties fo:font-family="Arial" style:font-family-generic="swiss" style:font-pitch="variable" fo:font-size="10pt"/>
    </style:style>
    <style:style style:name="T12" style:family="text">
      <style:text-properties style:use-window-font-color="true"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6.033cm" svg:height="1.905cm" svg:x="1.375cm" svg:y="1.693cm">
              <text:p text:style-name="P2"/>
            </draw:rect>
            <draw:frame draw:style-name="gr2" draw:text-style-name="P3" draw:layer="layout" svg:width="3.309cm" svg:height="0.813cm" svg:x="1.495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4.017cm" svg:height="0.635cm" svg:x="3.386cm" svg:y="2.963cm">
              <text:p text:style-name="P2"/>
            </draw:rect>
            <draw:frame draw:style-name="gr4" draw:text-style-name="P4" draw:layer="layout" svg:width="2.367cm" svg:height="0.539cm" svg:x="4.305cm" svg:y="3.0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915cm" svg:height="0.509cm" svg:x="1.896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52cm" svg:height="0.635cm" svg:x="1.53cm" svg:y="2.963cm">
              <text:p text:style-name="P2"/>
            </draw:rect>
          </draw:g>
        </draw:g>
        <draw:line draw:style-name="gr6" draw:text-style-name="P1" draw:layer="layout" svg:x1="6.933cm" svg:y1="3.598cm" svg:x2="6.933cm" svg:y2="5.503cm">
          <text:p text:style-name="P2"/>
        </draw:line>
        <draw:frame draw:style-name="gr7" draw:text-style-name="P6" draw:layer="layout" svg:width="1.032cm" svg:height="0.39cm" svg:x="6.118cm" svg:y="3.733cm">
          <draw:text-box>
            <text:p text:style-name="P2"><text:span text:style-name="T3">GLX</text:span></text:p>
          </draw:text-box>
        </draw:frame>
        <draw:frame draw:style-name="gr8" draw:text-style-name="P7" draw:layer="layout" svg:width="1.331cm" svg:height="0.39cm" draw:transform="rotate (-1.57079632679579) translate (3.678cm 4.739cm)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11.535cm">
          <text:p text:style-name="P2"/>
        </draw:line>
        <draw:frame draw:style-name="gr10" draw:text-style-name="P8" draw:layer="layout" svg:width="4.762cm" svg:height="0.952cm" svg:x="8.113cm" svg:y="2.745cm">
          <draw:text-box>
            <text:p text:style-name="P2"><text:span text:style-name="T5">Sun Ray image transport</text:span></text:p>
          </draw:text-box>
        </draw:frame>
        <draw:line draw:style-name="gr11" draw:text-style-name="P1" draw:layer="layout" svg:x1="3.81cm" svg:y1="3.598cm" svg:x2="3.81cm" svg:y2="6.773cm">
          <text:p text:style-name="P2"/>
        </draw:line>
        <draw:line draw:style-name="gr12" draw:text-style-name="P1" draw:layer="layout" svg:x1="4.245cm" svg:y1="3.598cm" svg:x2="4.245cm" svg:y2="6.773cm">
          <text:p text:style-name="P2"/>
        </draw:line>
        <draw:frame draw:style-name="gr13" draw:text-style-name="P9" draw:layer="layout" svg:width="1.407cm" svg:height="0.779cm" svg:x="4.428cm" svg:y="4.2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2.917cm" svg:height="0.635cm" svg:x="4.476cm" svg:y="5.503cm">
              <text:p text:style-name="P2"/>
            </draw:rect>
            <draw:frame draw:style-name="gr14" draw:text-style-name="P3" draw:layer="layout" svg:width="2.87cm" svg:height="0.632cm" svg:x="4.538cm" svg:y="5.504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4.112cm" svg:height="0.635cm" svg:x="3.28cm" svg:y="6.773cm">
              <text:p text:style-name="P2"/>
            </draw:rect>
            <draw:frame draw:style-name="gr15" draw:text-style-name="P3" draw:layer="layout" svg:width="4.042cm" svg:height="0.632cm" svg:x="3.366cm" svg:y="6.776cm">
              <draw:text-box>
                <text:p text:style-name="P2"><text:span text:style-name="T1">3D Driver</text:span></text:p>
              </draw:text-box>
            </draw:frame>
          </draw:g>
          <draw:line draw:style-name="gr16" draw:text-style-name="P1" draw:layer="layout" svg:x1="4.476cm" svg:y1="6.177cm" svg:x2="4.476cm" svg:y2="6.812cm">
            <text:p text:style-name="P2"/>
          </draw:line>
          <draw:line draw:style-name="gr16" draw:text-style-name="P1" draw:layer="layout" svg:x1="7.393cm" svg:y1="6.138cm" svg:x2="7.393cm" svg:y2="6.773cm">
            <text:p text:style-name="P2"/>
          </draw:line>
        </draw:g>
        <draw:frame draw:style-name="gr17" draw:text-style-name="P10" draw:layer="layout" svg:width="0.853cm" svg:height="0.779cm" svg:x="0.975cm" svg:y="6.968cm">
          <draw:text-box>
            <text:p text:style-name="P2"><text:span text:style-name="T7">X11</text:span></text:p>
            <text:p text:style-name="P2"><text:span text:style-name="T7">cmds</text:span></text:p>
          </draw:text-box>
        </draw:frame>
        <draw:line draw:style-name="gr18" draw:text-style-name="P1" draw:layer="layout" svg:x1="2.445cm" svg:y1="3.598cm" svg:x2="2.445cm" svg:y2="9.313cm">
          <text:p text:style-name="P2"/>
        </draw:line>
        <draw:line draw:style-name="gr19" draw:text-style-name="P1" draw:layer="layout" svg:x1="2.01cm" svg:y1="3.598cm" svg:x2="2.01cm" svg:y2="9.313cm">
          <text:p text:style-name="P2"/>
        </draw:line>
        <draw:line draw:style-name="gr20" draw:text-style-name="P1" draw:layer="layout" svg:x1="7.408cm" svg:y1="3.28cm" svg:x2="13.123cm" svg:y2="3.28cm">
          <text:p text:style-name="P2"/>
        </draw:line>
        <draw:frame draw:style-name="gr21" draw:text-style-name="P11" draw:layer="layout" svg:width="6.119cm" svg:height="0.945cm" svg:x="1.304cm" svg:y="0.441cm">
          <draw:text-box>
            <text:p text:style-name="P2"><text:span text:style-name="T8">Graphics Server</text:span></text:p>
          </draw:text-box>
        </draw:frame>
        <draw:frame draw:style-name="gr22" draw:text-style-name="P12" draw:layer="layout" svg:width="2.161cm" svg:height="0.945cm" svg:x="11.89cm" svg:y="10.773cm">
          <draw:text-box>
            <text:p text:style-name="P2"><text:span text:style-name="T9">Client</text:span></text:p>
          </draw:text-box>
        </draw:frame>
        <draw:frame draw:style-name="gr21" draw:text-style-name="P14" draw:layer="layout" svg:width="1.551cm" svg:height="0.475cm" svg:x="8.598cm" svg:y="11.614cm">
          <draw:text-box>
            <text:p text:style-name="P13"><text:span text:style-name="T10">Network</text:span></text:p>
          </draw:text-box>
        </draw:frame>
        <draw:g>
          <draw:rect draw:style-name="gr23" draw:text-style-name="P1" draw:layer="layout" svg:width="6.033cm" svg:height="1.183cm" svg:x="1.375cm" svg:y="9.198cm">
            <text:p text:style-name="P2"/>
          </draw:rect>
          <draw:frame draw:style-name="gr24" draw:text-style-name="P3" draw:layer="layout" svg:width="5.979cm" svg:height="1.269cm" svg:x="1.429cm" svg:y="9.199cm">
            <draw:text-box>
              <text:p text:style-name="P2"><text:span text:style-name="T1">X Proxy</text:span><text:span text:style-name="T1"><text:line-break/></text:span><text:span text:style-name="T11">(Sun Ray Server)</text:span></text:p>
            </draw:text-box>
          </draw:frame>
        </draw:g>
        <draw:g>
          <draw:rect draw:style-name="gr25" draw:text-style-name="P1" draw:layer="layout" svg:width="4.362cm" svg:height="1.154cm" svg:x="10.9cm" svg:y="9.195cm">
            <text:p text:style-name="P2"/>
          </draw:rect>
          <draw:frame draw:style-name="gr24" draw:text-style-name="P3" draw:layer="layout" svg:width="4.398cm" svg:height="1.269cm" svg:x="10.991cm" svg:y="9.196cm">
            <draw:text-box>
              <text:p text:style-name="P2"><text:span text:style-name="T1">Client</text:span><text:span text:style-name="T1"><text:line-break/></text:span><text:span text:style-name="T11">(Sun Ray Hardware Client)</text:span></text:p>
            </draw:text-box>
          </draw:frame>
        </draw:g>
        <draw:frame draw:style-name="gr22" draw:text-style-name="P12" draw:layer="layout" svg:width="5.975cm" svg:height="0.945cm" svg:x="1.391cm" svg:y="10.874cm">
          <draw:text-box>
            <text:p text:style-name="P2"><text:span text:style-name="T9">Sun Ray Server</text:span></text:p>
          </draw:text-box>
        </draw:frame>
        <draw:line draw:style-name="gr20" draw:text-style-name="P1" draw:layer="layout" svg:x1="13.123cm" svg:y1="3.28cm" svg:x2="13.123cm" svg:y2="9.213cm">
          <text:p text:style-name="P2"/>
        </draw:line>
        <draw:frame draw:style-name="gr26" draw:text-style-name="P15" draw:layer="layout" svg:width="3.058cm" svg:height="0.779cm" svg:x="8.126cm" svg:y="10.155cm">
          <draw:text-box>
            <text:p text:style-name="P2"><text:span text:style-name="T11">KB/ mouse</text:span><text:span text:style-name="T11"><text:line-break/></text:span><text:span text:style-name="T11">events</text:span></text:p>
          </draw:text-box>
        </draw:frame>
        <draw:line draw:style-name="gr27" draw:text-style-name="P1" draw:layer="layout" svg:x1="10.901cm" svg:y1="10.038cm" svg:x2="7.409cm" svg:y2="10.038cm">
          <text:p text:style-name="P2"/>
        </draw:line>
        <draw:line draw:style-name="gr20" draw:text-style-name="P1" draw:layer="layout" svg:x1="7.408cm" svg:y1="9.52cm" svg:x2="10.9cm" svg:y2="9.52cm">
          <text:p text:style-name="P2"/>
        </draw:line>
        <draw:frame draw:style-name="gr10" draw:text-style-name="P8" draw:layer="layout" svg:width="3.033cm" svg:height="1.168cm" svg:x="7.603cm" svg:y="8.233cm">
          <draw:text-box>
            <text:p text:style-name="P2"><text:span text:style-name="T5">image stream</text:span></text:p>
            <text:p text:style-name="P2"><text:span text:style-name="T5">encoded using</text:span></text:p>
            <text:p text:style-name="P2"><text:span text:style-name="T5">Sun Ray protocol</text:span></text:p>
          </draw:text-box>
        </draw:frame>
        <draw:frame draw:style-name="gr17" draw:text-style-name="P16" draw:layer="layout" svg:width="1.035cm" svg:height="0.779cm" svg:x="2.676cm" svg:y="8.169cm">
          <draw:text-box>
            <text:p text:style-name="P2"><text:span text:style-name="T12">X11</text:span></text:p>
            <text:p text:style-name="P2"><text:span text:style-name="T12">events</text:span></text:p>
          </draw:text-box>
        </draw:frame>
        <draw:line draw:style-name="gr9" draw:text-style-name="P1" draw:layer="layout" svg:x1="0.74cm" svg:y1="7.943cm" svg:x2="9.313cm" svg:y2="7.943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4-08-26T14:18:38</meta:creation-date>
    <dc:creator>DR C</dc:creator>
    <dc:date>2007-09-20T02:18:03</dc:date>
    <dc:language>en-US</dc:language>
    <meta:editing-cycles>19</meta:editing-cycles>
    <meta:editing-duration>PT5H51M37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